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S92">
        <table:table-column table:style-name="co1" table:number-columns-repeated="19" table:default-cell-style-name="Default"/>
        <table:table-column table:style-name="co1" table:visibility="collapse" table:number-columns-repeated="16365" table:default-cell-style-name="Default"/>
        <table:table-row table:style-name="ro1">
          <table:table-cell office:value-type="string" calcext:value-type="string">
            <text:p>206ml</text:p>
          </table:table-cell>
          <table:table-cell office:value-type="string" calcext:value-type="string">
            <text:p>Kaffe</text:p>
          </table:table-cell>
          <table:table-cell office:value-type="string" calcext:value-type="string">
            <text:p>Kaffe m. Mjölk</text:p>
          </table:table-cell>
          <table:table-cell office:value-type="string" calcext:value-type="string">
            <text:p>Kaffe stark</text:p>
          </table:table-cell>
          <table:table-cell office:value-type="string" calcext:value-type="string">
            <text:p>Liten kaffe</text:p>
          </table:table-cell>
          <table:table-cell office:value-type="string" calcext:value-type="string">
            <text:p>Kaffe med Chailatte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Stark Lungo</text:p>
          </table:table-cell>
          <table:table-cell office:value-type="string" calcext:value-type="string">
            <text:p>Lungo m. mjölk</text:p>
          </table:table-cell>
          <table:table-cell office:value-type="string" calcext:value-type="string">
            <text:p>Lungo m. Chai latte</text:p>
          </table:table-cell>
          <table:table-cell office:value-type="string" calcext:value-type="string">
            <text:p>Cappucino</text:p>
          </table:table-cell>
          <table:table-cell office:value-type="string" calcext:value-type="string">
            <text:p>Dubbel espresso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Caffe Latte</text:p>
          </table:table-cell>
          <table:table-cell office:value-type="string" calcext:value-type="string">
            <text:p>Espresso Choko</text:p>
          </table:table-cell>
          <table:table-cell office:value-type="string" calcext:value-type="string">
            <text:p>Dirty Chailatte</text:p>
          </table:table-cell>
          <table:table-cell office:value-type="string" calcext:value-type="string">
            <text:p>Choklad </text:p>
          </table:table-cell>
          <table:table-cell office:value-type="string" calcext:value-type="string">
            <text:p>Chokomilk</text:p>
          </table:table-cell>
          <table:table-cell office:value-type="string" calcext:value-type="string">
            <text:p>Té</text:p>
          </table:table-cell>
          <table:table-cell table:number-columns-repeated="16365"/>
        </table:table-row>
        <table:table-row table:style-name="ro1">
          <table:table-cell table:style-name="ce1" office:value-type="date" office:date-value="2025-01-24" calcext:value-type="date">
            <text:p>01/24/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25" calcext:value-type="date">
            <text:p>01/25/2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3" office:value-type="date" office:date-value="2025-01-26" calcext:value-type="date">
            <text:p>01/26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27" calcext:value-type="date">
            <text:p>01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1-28" calcext:value-type="date">
            <text:p>01/28/25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" office:value-type="date" office:date-value="2025-01-29" calcext:value-type="date">
            <text:p>01/29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1-30" calcext:value-type="date">
            <text:p>01/30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1-31" calcext:value-type="date">
            <text:p>01/31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2-01" calcext:value-type="date">
            <text:p>02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2" calcext:value-type="date">
            <text:p>02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3" calcext:value-type="date">
            <text:p>02/03/2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2-04" calcext:value-type="date">
            <text:p>02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5" calcext:value-type="date">
            <text:p>02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6" calcext:value-type="date">
            <text:p>02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6" calcext:value-type="date">
            <text:p>02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9" calcext:value-type="date">
            <text:p>02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2" calcext:value-type="date">
            <text:p>02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3" calcext:value-type="date">
            <text:p>02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1" calcext:value-type="date">
            <text:p>03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2" calcext:value-type="date">
            <text:p>03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5" calcext:value-type="date">
            <text:p>03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8" calcext:value-type="date">
            <text:p>03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9" calcext:value-type="date">
            <text:p>03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5" calcext:value-type="date">
            <text:p>03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6" calcext:value-type="date">
            <text:p>03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2" calcext:value-type="date">
            <text:p>03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5" calcext:value-type="date">
            <text:p>03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6" calcext:value-type="date">
            <text:p>03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0" calcext:value-type="date">
            <text:p>03/3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5" calcext:value-type="date">
            <text:p>04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6" calcext:value-type="date">
            <text:p>04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9" calcext:value-type="date">
            <text:p>04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0" calcext:value-type="date">
            <text:p>04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2" calcext:value-type="date">
            <text:p>04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3" calcext:value-type="date">
            <text:p>04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4" calcext:value-type="date">
            <text:p>04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0" calcext:value-type="date">
            <text:p>04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number-columns-repeated="16383"/>
        </table:table-row>
        <table:table-row table:style-name="ro1" table:visibility="collapse" table:number-rows-repeated="1048483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09:50:16.27857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2:58:46.954891800</meta:creation-date>
    <dc:date>2025-02-03T09:54:54.446753916</dc:date>
    <meta:editing-duration>PT26M45S</meta:editing-duration>
    <meta:editing-cycles>5</meta:editing-cycles>
    <meta:generator>LibreOffice/24.2.7.2$Linux_X86_64 LibreOffice_project/420$Build-2</meta:generator>
    <meta:document-statistic meta:table-count="1" meta:cell-count="126" meta:object-count="0"/>
  </office:meta>
</office:document-meta>
</file>